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333333" style:font-name="Droid Sans Mono" fo:font-size="10.5pt" fo:font-weight="normal" fo:background-color="#f5f5f5"/>
    </style:style>
    <style:style style:name="P2" style:family="paragraph" style:parent-style-name="Standard">
      <style:paragraph-properties style:line-height-at-least="0.503cm"/>
      <style:text-properties fo:color="#333333" fo:background-color="#f5f5f5"/>
    </style:style>
    <style:style style:name="P3" style:family="paragraph" style:parent-style-name="Standard">
      <style:paragraph-properties style:line-height-at-least="0.503cm"/>
      <style:text-properties fo:color="#777777" style:font-name="Droid Sans Mono" fo:font-size="10.5pt" fo:font-weight="normal" fo:background-color="#f5f5f5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4b83cd"/>
    </style:style>
    <style:style style:name="T2" style:family="text">
      <style:text-properties fo:color="#4b83cd" style:font-name="Droid Sans Mono" fo:font-size="10.5pt" fo:font-weight="normal"/>
    </style:style>
    <style:style style:name="T3" style:family="text">
      <style:text-properties fo:color="#7a3e9d" fo:font-weight="bold"/>
    </style:style>
    <style:style style:name="T4" style:family="text">
      <style:text-properties fo:color="#7a3e9d" style:font-name="Droid Sans Mono" fo:font-size="10.5pt" fo:font-weight="normal"/>
    </style:style>
    <style:style style:name="T5" style:family="text">
      <style:text-properties fo:color="#777777"/>
    </style:style>
    <style:style style:name="T6" style:family="text">
      <style:text-properties fo:color="#777777" style:font-name="Droid Sans Mono" fo:font-size="10.5pt" fo:font-weight="normal"/>
    </style:style>
    <style:style style:name="T7" style:family="text">
      <style:text-properties fo:color="#777777" style:font-name="Droid Sans Mono" fo:font-size="10.5pt" fo:font-weight="normal" fo:background-color="#f5f5f5" loext:char-shading-value="0"/>
    </style:style>
    <style:style style:name="T8" style:family="text">
      <style:text-properties style:font-name="Droid Sans Mono" fo:font-size="10.5pt" fo:font-weight="normal"/>
    </style:style>
    <style:style style:name="T9" style:family="text">
      <style:text-properties fo:color="#aa3731" style:font-name="Droid Sans Mono" fo:font-size="10.5pt" fo:font-weight="bold"/>
    </style:style>
    <style:style style:name="T10" style:family="text">
      <style:text-properties fo:color="#9c5d27" style:font-name="Droid Sans Mono" fo:font-size="10.5pt" fo:font-weight="normal"/>
    </style:style>
    <style:style style:name="T11" style:family="text">
      <style:text-properties fo:color="#448c27" style:font-name="Droid Sans Mono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sempio Classe astratte</text:h>
      <text:h text:style-name="Heading_20_4" text:outline-level="4">Figura</text:h>
      <text:p text:style-name="P1"><text:span text:style-name="T1"/></text:p>
      <text:p text:style-name="P1"><text:span text:style-name="T1">abstract</text:span> <text:span text:style-name="T1">class</text:span> <text:span text:style-name="T3">Figura</text:span> <text:span text:style-name="T5">{</text:span></text:p>
      <text:p text:style-name="P2">    <text:span text:style-name="T2">protected</text:span><text:span text:style-name="T8"> </text:span><text:span text:style-name="T4">String</text:span><text:span text:style-name="T8"> </text:span><text:span text:style-name="T4">nome</text:span><text:span text:style-name="T6">;</text:span></text:p>
      <text:p text:style-name="P2">    <text:span text:style-name="T2">protected</text:span><text:span text:style-name="T8"> </text:span><text:span text:style-name="T4">char</text:span><text:span text:style-name="T8"> </text:span><text:span text:style-name="T4">c</text:span><text:span text:style-name="T6">;</text:span></text:p>
      <text:p text:style-name="P2">    <text:span text:style-name="T2">abstract</text:span><text:span text:style-name="T8"> </text:span><text:span text:style-name="T2">public</text:span><text:span text:style-name="T8"> </text:span><text:span text:style-name="T4">void</text:span><text:span text:style-name="T8"> </text:span><text:span text:style-name="T9">ridimensiona</text:span><text:span text:style-name="T6">(</text:span><text:span text:style-name="T4">double</text:span><text:span text:style-name="T8"> </text:span><text:span text:style-name="T4">scala</text:span><text:span text:style-name="T6">);</text:span></text:p>
      <text:p text:style-name="P2">    <text:span text:style-name="T2">abstract</text:span><text:span text:style-name="T8"> </text:span><text:span text:style-name="T2">public</text:span><text:span text:style-name="T8"> </text:span><text:span text:style-name="T4">void</text:span><text:span text:style-name="T8"> </text:span><text:span text:style-name="T9">disegna</text:span><text:span text:style-name="T6">();</text:span></text:p>
      <text:p text:style-name="P4"/>
      <text:p text:style-name="P2">    <text:span text:style-name="T2">public</text:span><text:span text:style-name="T8"> </text:span><text:span text:style-name="T9">Figura</text:span><text:span text:style-name="T6">(</text:span><text:span text:style-name="T4">String</text:span><text:span text:style-name="T8"> </text:span><text:span text:style-name="T4">nome</text:span><text:span text:style-name="T6">,</text:span><text:span text:style-name="T8"> </text:span><text:span text:style-name="T4">char</text:span><text:span text:style-name="T8"> </text:span><text:span text:style-name="T4">c</text:span><text:span text:style-name="T6">)</text:span><text:span text:style-name="T8"> </text:span><text:span text:style-name="T6">{</text:span></text:p>
      <text:p text:style-name="P2">        <text:span text:style-name="T10">this</text:span><text:span text:style-name="T6">.</text:span><text:span text:style-name="T4">nome</text:span><text:span text:style-name="T8"> </text:span><text:span text:style-name="T6">=</text:span><text:span text:style-name="T8"> nome</text:span><text:span text:style-name="T6">;</text:span></text:p>
      <text:p text:style-name="P2">        <text:span text:style-name="T10">this</text:span><text:span text:style-name="T6">.</text:span><text:span text:style-name="T4">c</text:span><text:span text:style-name="T8"> </text:span><text:span text:style-name="T6">=</text:span><text:span text:style-name="T8"> c</text:span><text:span text:style-name="T6">;</text:span></text:p>
      <text:p text:style-name="P2">    <text:span text:style-name="T6">}</text:span></text:p>
      <text:p text:style-name="P2">    </text:p>
      <text:p text:style-name="P2">    <text:span text:style-name="T2">public</text:span><text:span text:style-name="T8"> </text:span><text:span text:style-name="T9">Figura</text:span><text:span text:style-name="T6">(</text:span><text:span text:style-name="T4">String</text:span><text:span text:style-name="T8"> </text:span><text:span text:style-name="T4">nome</text:span><text:span text:style-name="T6">)</text:span><text:span text:style-name="T8"> </text:span><text:span text:style-name="T6">{</text:span></text:p>
      <text:p text:style-name="P2">        <text:span text:style-name="T10">this</text:span><text:span text:style-name="T6">.</text:span><text:span text:style-name="T4">nome</text:span><text:span text:style-name="T8"> </text:span><text:span text:style-name="T6">=</text:span><text:span text:style-name="T8"> nome</text:span><text:span text:style-name="T6">;</text:span></text:p>
      <text:p text:style-name="P2">        <text:span text:style-name="T10">this</text:span><text:span text:style-name="T6">.</text:span><text:span text:style-name="T4">c</text:span><text:span text:style-name="T8"> </text:span><text:span text:style-name="T6">=</text:span><text:span text:style-name="T8"> </text:span><text:span text:style-name="T6">'</text:span><text:span text:style-name="T11">#</text:span><text:span text:style-name="T6">';</text:span></text:p>
      <text:p text:style-name="P2">    <text:span text:style-name="T6">}</text:span></text:p>
      <text:p text:style-name="P3">}</text:p>
      <text:p text:style-name="P1"/>
      <text:h text:style-name="Heading_20_4" text:outline-level="4">Rettangolo</text:h>
      <text:p text:style-name="P1"/>
      <text:p text:style-name="P1"><text:span text:style-name="T1">public</text:span> <text:span text:style-name="T1">class</text:span> <text:span text:style-name="T3">Rettangolo</text:span> <text:span text:style-name="T1">extends</text:span> <text:span text:style-name="T3">Figura</text:span> <text:span text:style-name="T5">{</text:span></text:p>
      <text:p text:style-name="P2">    </text:p>
      <text:p text:style-name="P2">    <text:span text:style-name="T2">private</text:span><text:span text:style-name="T8"> </text:span><text:span text:style-name="T4">int</text:span><text:span text:style-name="T8"> </text:span><text:span text:style-name="T4">altezza</text:span><text:span text:style-name="T6">,</text:span><text:span text:style-name="T8"> </text:span><text:span text:style-name="T4">larghezza</text:span><text:span text:style-name="T6">;</text:span></text:p>
      <text:p text:style-name="P2">    </text:p>
      <text:p text:style-name="P2">    <text:span text:style-name="T2">public</text:span><text:span text:style-name="T8"> </text:span><text:span text:style-name="T9">Rettangolo</text:span><text:span text:style-name="T6">(</text:span><text:span text:style-name="T4">String</text:span><text:span text:style-name="T8"> </text:span><text:span text:style-name="T4">nome</text:span><text:span text:style-name="T6">,</text:span><text:span text:style-name="T8"> </text:span><text:span text:style-name="T4">char</text:span><text:span text:style-name="T8"> </text:span><text:span text:style-name="T4">c</text:span><text:span text:style-name="T6">,</text:span><text:span text:style-name="T8"> </text:span><text:span text:style-name="T4">int</text:span><text:span text:style-name="T8"> </text:span><text:span text:style-name="T4">larghezza</text:span><text:span text:style-name="T6">,</text:span><text:span text:style-name="T8"> </text:span><text:span text:style-name="T4">int</text:span><text:span text:style-name="T8"> </text:span><text:span text:style-name="T4">altezza</text:span><text:span text:style-name="T6">)</text:span><text:span text:style-name="T8"> </text:span><text:span text:style-name="T6">{</text:span></text:p>
      <text:p text:style-name="P2">        <text:span text:style-name="T10">super</text:span><text:span text:style-name="T6">(</text:span><text:span text:style-name="T8">nome</text:span><text:span text:style-name="T6">,</text:span><text:span text:style-name="T8"> c</text:span><text:span text:style-name="T6">);</text:span></text:p>
      <text:p text:style-name="P2">        <text:span text:style-name="T10">this</text:span><text:span text:style-name="T6">.</text:span><text:span text:style-name="T4">altezza</text:span><text:span text:style-name="T8"> </text:span><text:span text:style-name="T6">=</text:span><text:span text:style-name="T8"> altezza</text:span><text:span text:style-name="T6">;</text:span></text:p>
      <text:p text:style-name="P2">        <text:span text:style-name="T10">this</text:span><text:span text:style-name="T6">.</text:span><text:span text:style-name="T4">larghezza</text:span><text:span text:style-name="T8"> </text:span><text:span text:style-name="T6">=</text:span><text:span text:style-name="T8"> larghezza</text:span><text:span text:style-name="T6">;</text:span></text:p>
      <text:p text:style-name="P2">    <text:span text:style-name="T6">}</text:span></text:p>
      <text:p text:style-name="P2">    </text:p>
      <text:p text:style-name="P2">    <text:span text:style-name="T2">public</text:span><text:span text:style-name="T8"> </text:span><text:span text:style-name="T9">Rettangolo</text:span><text:span text:style-name="T6">(</text:span><text:span text:style-name="T4">String</text:span><text:span text:style-name="T8"> </text:span><text:span text:style-name="T4">nome</text:span><text:span text:style-name="T6">,</text:span><text:span text:style-name="T8"> </text:span><text:span text:style-name="T4">int</text:span><text:span text:style-name="T8"> </text:span><text:span text:style-name="T4">larghezza</text:span><text:span text:style-name="T6">,</text:span><text:span text:style-name="T8"> </text:span><text:span text:style-name="T4">int</text:span><text:span text:style-name="T8"> </text:span><text:span text:style-name="T4">altezza</text:span><text:span text:style-name="T6">)</text:span><text:span text:style-name="T8"> </text:span><text:span text:style-name="T6">{</text:span></text:p>
      <text:p text:style-name="P2">        <text:span text:style-name="T10">super</text:span><text:span text:style-name="T6">(</text:span><text:span text:style-name="T8">nome</text:span><text:span text:style-name="T6">,</text:span><text:span text:style-name="T8"> </text:span><text:span text:style-name="T6">'</text:span><text:span text:style-name="T11">c</text:span><text:span text:style-name="T6">');</text:span></text:p>
      <text:p text:style-name="P2">        <text:span text:style-name="T10">this</text:span><text:span text:style-name="T6">.</text:span><text:span text:style-name="T4">altezza</text:span><text:span text:style-name="T8"> </text:span><text:span text:style-name="T6">=</text:span><text:span text:style-name="T8"> altezza</text:span><text:span text:style-name="T6">;</text:span></text:p>
      <text:p text:style-name="P2">        <text:span text:style-name="T10">this</text:span><text:span text:style-name="T6">.</text:span><text:span text:style-name="T4">larghezza</text:span><text:span text:style-name="T8"> </text:span><text:span text:style-name="T6">=</text:span><text:span text:style-name="T8"> larghezza</text:span><text:span text:style-name="T6">;</text:span></text:p>
      <text:p text:style-name="P2">    <text:span text:style-name="T6">}</text:span></text:p>
      <text:p text:style-name="P2">    </text:p>
      <text:p text:style-name="P2">    <text:span text:style-name="T2">public</text:span><text:span text:style-name="T8"> </text:span><text:span text:style-name="T4">void</text:span><text:span text:style-name="T8"> </text:span><text:span text:style-name="T9">ridimensiona</text:span><text:span text:style-name="T6">(</text:span><text:span text:style-name="T4">double</text:span><text:span text:style-name="T8"> </text:span><text:span text:style-name="T4">scala</text:span><text:span text:style-name="T6">)</text:span><text:span text:style-name="T8"> </text:span><text:span text:style-name="T6">{</text:span></text:p>
      <text:p text:style-name="P2">        <text:span text:style-name="T8">altezza </text:span><text:span text:style-name="T6">*=</text:span><text:span text:style-name="T8"> scala</text:span><text:span text:style-name="T6">;</text:span></text:p>
      <text:p text:style-name="P2">        <text:span text:style-name="T8">larghezza </text:span><text:span text:style-name="T6">*=</text:span><text:span text:style-name="T8"> scala</text:span><text:span text:style-name="T6">;</text:span></text:p>
      <text:p text:style-name="P2">    <text:span text:style-name="T6">}</text:span></text:p>
      <text:p text:style-name="P2">    </text:p>
      <text:p text:style-name="P2">    <text:span text:style-name="T2">public</text:span><text:span text:style-name="T8"> </text:span><text:span text:style-name="T4">void</text:span><text:span text:style-name="T8"> </text:span><text:span text:style-name="T9">disegna</text:span><text:span text:style-name="T6">()</text:span><text:span text:style-name="T8"> </text:span><text:span text:style-name="T6">{</text:span></text:p>
      <text:p text:style-name="P2">        <text:span text:style-name="T2">for</text:span><text:span text:style-name="T6">(</text:span><text:span text:style-name="T4">int</text:span><text:span text:style-name="T8"> </text:span><text:span text:style-name="T4">i</text:span><text:span text:style-name="T8"> </text:span><text:span text:style-name="T6">=</text:span><text:span text:style-name="T8"> </text:span><text:span text:style-name="T10">0</text:span><text:span text:style-name="T6">;</text:span><text:span text:style-name="T8"> i </text:span><text:span text:style-name="T6">&lt;</text:span><text:span text:style-name="T8"> altezza</text:span><text:span text:style-name="T6">;</text:span><text:span text:style-name="T8"> </text:span><text:span text:style-name="T6">++</text:span><text:span text:style-name="T8">i</text:span><text:span text:style-name="T6">)</text:span><text:span text:style-name="T8"> </text:span><text:span text:style-name="T6">{</text:span></text:p>
      <text:p text:style-name="P2">            <text:span text:style-name="T2">for</text:span><text:span text:style-name="T6">(</text:span><text:span text:style-name="T4">int</text:span><text:span text:style-name="T8"> </text:span><text:span text:style-name="T4">j</text:span><text:span text:style-name="T8"> </text:span><text:span text:style-name="T6">=</text:span><text:span text:style-name="T8"> </text:span><text:span text:style-name="T10">0</text:span><text:span text:style-name="T6">;</text:span><text:span text:style-name="T8"> j </text:span><text:span text:style-name="T6">&lt;</text:span><text:span text:style-name="T8"> larghezza</text:span><text:span text:style-name="T6">;</text:span><text:span text:style-name="T8"> </text:span><text:span text:style-name="T6">++</text:span><text:span text:style-name="T8">j</text:span><text:span text:style-name="T6">)</text:span><text:span text:style-name="T8"> </text:span><text:span text:style-name="T6">{</text:span></text:p>
      <text:p text:style-name="P2">                <text:span text:style-name="T4">System</text:span><text:span text:style-name="T6">.</text:span><text:span text:style-name="T4">out</text:span><text:span text:style-name="T6">.</text:span><text:span text:style-name="T9">print</text:span><text:span text:style-name="T6">(</text:span><text:span text:style-name="T8">c</text:span><text:span text:style-name="T6">);</text:span></text:p>
      <text:p text:style-name="P2"><text:soft-page-break/>            <text:span text:style-name="T6">}</text:span></text:p>
      <text:p text:style-name="P2">            <text:span text:style-name="T4">System</text:span><text:span text:style-name="T6">.</text:span><text:span text:style-name="T4">out</text:span><text:span text:style-name="T6">.</text:span><text:span text:style-name="T9">print</text:span><text:span text:style-name="T6">("\n");</text:span></text:p>
      <text:p text:style-name="P2">        <text:span text:style-name="T6">}</text:span></text:p>
      <text:p text:style-name="P2">    <text:span text:style-name="T6">}</text:span></text:p>
      <text:p text:style-name="P2">    </text:p>
      <text:p text:style-name="P2">    <text:span text:style-name="T2">public</text:span><text:span text:style-name="T8"> </text:span><text:span text:style-name="T4">int</text:span><text:span text:style-name="T8"> </text:span><text:span text:style-name="T9">getAltezza</text:span><text:span text:style-name="T6">()</text:span><text:span text:style-name="T8"> </text:span><text:span text:style-name="T6">{</text:span></text:p>
      <text:p text:style-name="P2">        <text:span text:style-name="T2">return</text:span><text:span text:style-name="T8"> altezza</text:span><text:span text:style-name="T6">;</text:span></text:p>
      <text:p text:style-name="P2">    <text:span text:style-name="T6">}</text:span></text:p>
      <text:p text:style-name="P2">    </text:p>
      <text:p text:style-name="P2">    <text:span text:style-name="T2">public</text:span><text:span text:style-name="T8"> </text:span><text:span text:style-name="T4">int</text:span><text:span text:style-name="T8"> </text:span><text:span text:style-name="T9">getLarghezza</text:span><text:span text:style-name="T6">()</text:span><text:span text:style-name="T8"> </text:span><text:span text:style-name="T6">{</text:span></text:p>
      <text:p text:style-name="P2">        <text:span text:style-name="T2">return</text:span><text:span text:style-name="T8"> larghezza</text:span><text:span text:style-name="T6">;</text:span></text:p>
      <text:p text:style-name="P2">    <text:span text:style-name="T6">}</text:span></text:p>
      <text:p text:style-name="P2">    </text:p>
      <text:p text:style-name="P2">    <text:span text:style-name="T6">@</text:span><text:span text:style-name="T4">Override</text:span></text:p>
      <text:p text:style-name="P2">    <text:span text:style-name="T2">public</text:span><text:span text:style-name="T8"> </text:span><text:span text:style-name="T4">String</text:span><text:span text:style-name="T8"> </text:span><text:span text:style-name="T9">toString</text:span><text:span text:style-name="T6">()</text:span><text:span text:style-name="T8"> </text:span><text:span text:style-name="T6">{</text:span></text:p>
      <text:p text:style-name="P2">        <text:span text:style-name="T4">String</text:span><text:span text:style-name="T8"> </text:span><text:span text:style-name="T4">ss</text:span><text:span text:style-name="T6">;</text:span></text:p>
      <text:p text:style-name="P2">        <text:span text:style-name="T2">if</text:span><text:span text:style-name="T6">(</text:span><text:span text:style-name="T8">altezza </text:span><text:span text:style-name="T6">==</text:span><text:span text:style-name="T8"> larghezza</text:span><text:span text:style-name="T6">)</text:span></text:p>
      <text:p text:style-name="P2">            <text:span text:style-name="T8">ss </text:span><text:span text:style-name="T6">=</text:span><text:span text:style-name="T8"> </text:span><text:span text:style-name="T2">new</text:span><text:span text:style-name="T8"> </text:span><text:span text:style-name="T9">String</text:span><text:span text:style-name="T6">("</text:span><text:span text:style-name="T11">Nome: </text:span><text:span text:style-name="T6">"</text:span><text:span text:style-name="T8"> </text:span><text:span text:style-name="T6">+</text:span><text:span text:style-name="T8"> nome </text:span><text:span text:style-name="T6">+</text:span><text:span text:style-name="T8"> </text:span><text:span text:style-name="T6">"</text:span><text:span text:style-name="T11"> Carattere: </text:span><text:span text:style-name="T6">"</text:span><text:span text:style-name="T8"> </text:span><text:span text:style-name="T6">+</text:span><text:span text:style-name="T8"> c </text:span><text:span text:style-name="T6">+</text:span><text:span text:style-name="T8"> </text:span><text:span text:style-name="T6">"</text:span><text:span text:style-name="T11"> Lato: </text:span><text:span text:style-name="T6">"</text:span><text:span text:style-name="T8"> </text:span><text:span text:style-name="T6">+</text:span><text:span text:style-name="T8"> altezza</text:span><text:span text:style-name="T6">);</text:span></text:p>
      <text:p text:style-name="P2">        <text:span text:style-name="T2">else</text:span><text:span text:style-name="T8"> </text:span><text:span text:style-name="T6">{</text:span></text:p>
      <text:p text:style-name="P2">            <text:span text:style-name="T8">ss </text:span><text:span text:style-name="T6">=</text:span><text:span text:style-name="T8"> </text:span><text:span text:style-name="T2">new</text:span><text:span text:style-name="T8"> </text:span><text:span text:style-name="T9">String</text:span><text:span text:style-name="T6">("</text:span><text:span text:style-name="T11">Nome: </text:span><text:span text:style-name="T6">"</text:span><text:span text:style-name="T8"> </text:span><text:span text:style-name="T6">+</text:span><text:span text:style-name="T8"> nome </text:span><text:span text:style-name="T6">+</text:span><text:span text:style-name="T8"> </text:span><text:span text:style-name="T6">"</text:span><text:span text:style-name="T11"> Carattere: </text:span><text:span text:style-name="T6">"</text:span><text:span text:style-name="T8"> </text:span><text:span text:style-name="T6">+</text:span><text:span text:style-name="T8"> c </text:span><text:span text:style-name="T6">+</text:span><text:span text:style-name="T8"> </text:span><text:span text:style-name="T6">"</text:span><text:span text:style-name="T11"> Altezza: </text:span><text:span text:style-name="T6">"</text:span><text:span text:style-name="T8"> </text:span><text:span text:style-name="T6">+</text:span><text:span text:style-name="T8"> altezza </text:span><text:span text:style-name="T6">+</text:span><text:span text:style-name="T8"> </text:span><text:span text:style-name="T6">"</text:span><text:span text:style-name="T11"> Larghezza: </text:span><text:span text:style-name="T6">"</text:span><text:span text:style-name="T8"> </text:span><text:span text:style-name="T6">+</text:span><text:span text:style-name="T8"> larghezza</text:span><text:span text:style-name="T6">);</text:span></text:p>
      <text:p text:style-name="P2">        <text:span text:style-name="T6">}</text:span></text:p>
      <text:p text:style-name="P2">        <text:span text:style-name="T2">return</text:span><text:span text:style-name="T8"> ss</text:span><text:span text:style-name="T6">;</text:span></text:p>
      <text:p text:style-name="P2">    <text:span text:style-name="T6">}</text:span></text:p>
      <text:p text:style-name="P2">    </text:p>
      <text:p text:style-name="P2">    <text:span text:style-name="T6">@</text:span><text:span text:style-name="T4">Override</text:span><text:span text:style-name="T8"> </text:span></text:p>
      <text:p text:style-name="P2">    <text:span text:style-name="T2">public</text:span><text:span text:style-name="T8"> </text:span><text:span text:style-name="T4">boolean</text:span><text:span text:style-name="T8"> </text:span><text:span text:style-name="T9">equals</text:span><text:span text:style-name="T6">(</text:span><text:span text:style-name="T4">Object</text:span><text:span text:style-name="T8"> </text:span><text:span text:style-name="T4">obj</text:span><text:span text:style-name="T6">)</text:span><text:span text:style-name="T8"> </text:span><text:span text:style-name="T6">{</text:span></text:p>
      <text:p text:style-name="P2">        <text:span text:style-name="T2">if</text:span><text:span text:style-name="T8"> </text:span><text:span text:style-name="T6">(</text:span><text:span text:style-name="T9">getClass</text:span><text:span text:style-name="T6">()</text:span><text:span text:style-name="T8"> </text:span><text:span text:style-name="T6">==</text:span><text:span text:style-name="T8"> </text:span><text:span text:style-name="T4">obj</text:span><text:span text:style-name="T6">.</text:span><text:span text:style-name="T9">getClass</text:span><text:span text:style-name="T6">())</text:span><text:span text:style-name="T8"> </text:span><text:span text:style-name="T6">{</text:span></text:p>
      <text:p text:style-name="P2">            <text:span text:style-name="T4">Rettangolo</text:span><text:span text:style-name="T8"> </text:span><text:span text:style-name="T4">r</text:span><text:span text:style-name="T8"> </text:span><text:span text:style-name="T6">=</text:span><text:span text:style-name="T8"> </text:span><text:span text:style-name="T6">(</text:span><text:span text:style-name="T8">Rettangolo</text:span><text:span text:style-name="T6">)</text:span><text:span text:style-name="T8">obj</text:span><text:span text:style-name="T6">;</text:span></text:p>
      <text:p text:style-name="P2">            <text:span text:style-name="T2">if</text:span><text:span text:style-name="T6">(</text:span><text:span text:style-name="T8"> </text:span><text:span text:style-name="T10">this</text:span><text:span text:style-name="T6">.</text:span><text:span text:style-name="T4">altezza</text:span><text:span text:style-name="T8"> </text:span><text:span text:style-name="T6">==</text:span><text:span text:style-name="T8"> </text:span><text:span text:style-name="T4">r</text:span><text:span text:style-name="T6">.</text:span><text:span text:style-name="T9">getAltezza</text:span><text:span text:style-name="T6">()</text:span><text:span text:style-name="T8"> </text:span><text:span text:style-name="T6">&amp;&amp;</text:span><text:span text:style-name="T8"> </text:span><text:span text:style-name="T10">this</text:span><text:span text:style-name="T6">.</text:span><text:span text:style-name="T4">larghezza</text:span><text:span text:style-name="T8"> </text:span><text:span text:style-name="T6">==</text:span><text:span text:style-name="T8"> </text:span><text:span text:style-name="T4">r</text:span><text:span text:style-name="T6">.</text:span><text:span text:style-name="T9">getLarghezza</text:span><text:span text:style-name="T6">())</text:span></text:p>
      <text:p text:style-name="P2">                <text:span text:style-name="T2">return</text:span><text:span text:style-name="T8"> </text:span><text:span text:style-name="T10">true</text:span><text:span text:style-name="T6">;</text:span></text:p>
      <text:p text:style-name="P2">            <text:span text:style-name="T2">else</text:span><text:span text:style-name="T8"> </text:span></text:p>
      <text:p text:style-name="P2">                <text:span text:style-name="T2">return</text:span><text:span text:style-name="T8"> </text:span><text:span text:style-name="T10">false</text:span><text:span text:style-name="T6">;</text:span></text:p>
      <text:p text:style-name="P2">        <text:span text:style-name="T6">}</text:span></text:p>
      <text:p text:style-name="P2">        <text:span text:style-name="T2">return</text:span><text:span text:style-name="T8"> </text:span><text:span text:style-name="T10">false</text:span><text:span text:style-name="T6">;</text:span></text:p>
      <text:p text:style-name="P2">    <text:span text:style-name="T6">}</text:span></text:p>
      <text:p text:style-name="P3">}</text:p>
      <text:p text:style-name="P1"/>
      <text:p text:style-name="P1"/>
      <text:h text:style-name="Heading_20_4" text:outline-level="4">Quadrato</text:h>
      <text:p text:style-name="P1"/>
      <text:p text:style-name="P1"><text:span text:style-name="T1">public</text:span> <text:span text:style-name="T1">class</text:span> <text:span text:style-name="T3">Quadrato</text:span> <text:span text:style-name="T1">extends</text:span> <text:span text:style-name="T3">Rettangolo</text:span> <text:span text:style-name="T5">{</text:span></text:p>
      <text:p text:style-name="P2">    <text:span text:style-name="T2">public</text:span><text:span text:style-name="T8"> </text:span><text:span text:style-name="T9">Quadrato</text:span><text:span text:style-name="T6">(</text:span><text:span text:style-name="T4">String</text:span><text:span text:style-name="T8"> </text:span><text:span text:style-name="T4">nome</text:span><text:span text:style-name="T6">,</text:span><text:span text:style-name="T8"> </text:span><text:span text:style-name="T4">char</text:span><text:span text:style-name="T8"> </text:span><text:span text:style-name="T4">c</text:span><text:span text:style-name="T6">,</text:span><text:span text:style-name="T8"> </text:span><text:span text:style-name="T4">int</text:span><text:span text:style-name="T8"> </text:span><text:span text:style-name="T4">lato</text:span><text:span text:style-name="T6">)</text:span><text:span text:style-name="T8"> </text:span><text:span text:style-name="T6">{</text:span></text:p>
      <text:p text:style-name="P2">        <text:span text:style-name="T10">super</text:span><text:span text:style-name="T6">(</text:span><text:span text:style-name="T8">nome</text:span><text:span text:style-name="T6">,</text:span><text:span text:style-name="T8"> c</text:span><text:span text:style-name="T6">,</text:span><text:span text:style-name="T8"> lato</text:span><text:span text:style-name="T6">,</text:span><text:span text:style-name="T8"> lato</text:span><text:span text:style-name="T6">);</text:span></text:p>
      <text:p text:style-name="P2">    <text:span text:style-name="T6">}</text:span></text:p>
      <text:p text:style-name="P2">    </text:p>
      <text:p text:style-name="P2">    <text:span text:style-name="T2">public</text:span><text:span text:style-name="T8"> </text:span><text:span text:style-name="T9">Quadrato</text:span><text:span text:style-name="T6">(</text:span><text:span text:style-name="T4">String</text:span><text:span text:style-name="T8"> </text:span><text:span text:style-name="T4">nome</text:span><text:span text:style-name="T6">,</text:span><text:span text:style-name="T8"> </text:span><text:span text:style-name="T4">int</text:span><text:span text:style-name="T8"> </text:span><text:span text:style-name="T4">lato</text:span><text:span text:style-name="T6">)</text:span><text:span text:style-name="T8"> </text:span><text:span text:style-name="T6">{</text:span></text:p>
      <text:p text:style-name="P2">        <text:span text:style-name="T10">super</text:span><text:span text:style-name="T6">(</text:span><text:span text:style-name="T8">nome</text:span><text:span text:style-name="T6">,</text:span><text:span text:style-name="T8"> lato</text:span><text:span text:style-name="T6">,</text:span><text:span text:style-name="T8"> lato</text:span><text:span text:style-name="T6">);</text:span></text:p>
      <text:p text:style-name="P2">    <text:span text:style-name="T6">}</text:span></text:p>
      <text:p text:style-name="P4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1:35:54.526865044</meta:creation-date>
    <dc:date>2019-01-25T11:38:43.084082427</dc:date>
    <meta:editing-duration>PT2M49S</meta:editing-duration>
    <meta:editing-cycles>1</meta:editing-cycles>
    <meta:document-statistic meta:table-count="0" meta:image-count="0" meta:object-count="0" meta:page-count="2" meta:paragraph-count="89" meta:word-count="272" meta:character-count="2153" meta:non-whitespace-character-count="1437"/>
    <meta:generator>LibreOffice/6.0.7.3$Linux_X86_64 LibreOffice_project/00m0$Build-3</meta:generator>
  </office:meta>
</office:document-meta>
</file>